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12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13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4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5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6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7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8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cdc43" style:font-weight-asian="normal" style:font-weight-complex="normal"/>
    </style:style>
    <style:style style:name="T8" style:family="text">
      <style:text-properties fo:font-weight="normal" officeooo:rsid="000f6df7" style:font-weight-asian="normal" style:font-weight-complex="normal"/>
    </style:style>
    <style:style style:name="T9" style:family="text">
      <style:text-properties fo:font-weight="normal" officeooo:rsid="001c0c31" style:font-weight-asian="normal" style:font-weight-complex="normal"/>
    </style:style>
    <style:style style:name="T10" style:family="text">
      <style:text-properties officeooo:rsid="000cdc43"/>
    </style:style>
    <style:style style:name="T11" style:family="text">
      <style:text-properties officeooo:rsid="0011e3b2"/>
    </style:style>
    <style:style style:name="T12" style:family="text">
      <style:text-properties officeooo:rsid="00152373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17a4ec"/>
    </style:style>
    <style:style style:name="T15" style:family="text">
      <style:text-properties officeooo:rsid="0017d798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/>
      <text:p text:style-name="P2">Chip2chip_comms</text:p>
      <text:p text:style-name="P2"><text:tab/><text:span text:style-name="T6">Display_driver.</text:span><text:span text:style-name="T9">c<text:tab/><text:tab/>No Serial<text:tab/><text:tab/>No Basic</text:span></text:p>
      <text:p text:style-name="P12"><text:tab/>Display_driver_header.<text:span text:style-name="T16">h<text:tab/>No Serial<text:tab/><text:tab/>No Basic</text:span></text:p>
      <text:p text:style-name="P12"><text:tab/>One_wire_header.<text:span text:style-name="T16">h<text:tab/><text:tab/>No Serial<text:tab/><text:tab/>No Basic</text:span></text:p>
      <text:p text:style-name="P12"><text:tab/>One_wire_transactions_1<text:tab/><text:span text:style-name="T16">No Serial<text:tab/><text:tab/>No Basic</text:span></text:p>
      <text:p text:style-name="P13"/>
      <text:p text:style-name="P2">PC_comms</text:p>
      <text:p text:style-name="P2"><text:tab/><text:span text:style-name="T6">Arduino_Rx_Tx.</text:span><text:span text:style-name="T9">c<text:tab/><text:tab/><text:tab/>Serial: Yes<text:tab/><text:tab/>Basic: No</text:span></text:p>
      <text:p text:style-name="P13"><text:tab/>Basic_Rx_Tx_and_Timer.<text:span text:style-name="T16">c<text:tab/><text:tab/>Serial: No<text:tab/><text:tab/>Basic: Yes</text:span></text:p>
      <text:p text:style-name="P13"><text:tab/>Basic_Rx_Tx_Extra.<text:span text:style-name="T16">c<text:tab/><text:tab/>Serial: No<text:tab/><text:tab/>Basic: Yes</text:span></text:p>
      <text:p text:style-name="P14"><text:tab/>KBD_to_display.<text:span text:style-name="T16">c<text:tab/><text:tab/><text:tab/>Serial: Yes<text:tab/><text:tab/>Basic: No<text:tab/>!!!!!!!!!!!!</text:span></text:p>
      <text:p text:style-name="P2"/>
      <text:p text:style-name="P13">IO_data_entry.<text:span text:style-name="T16">c<text:tab/><text:tab/><text:tab/><text:tab/>Serial: No<text:tab/><text:tab/>Basic: No</text:span></text:p>
      <text:p text:style-name="P13">Random_and_prime_nos.<text:span text:style-name="T16">c<text:tab/><text:tab/><text:tab/>Serial: No<text:tab/><text:tab/>Basic: No<text:tab/></text:span></text:p>
      <text:p text:style-name="P15">Stand_alone_clock_subroutines.<text:span text:style-name="T16">c<text:tab/><text:tab/>Serial: No<text:tab/><text:tab/>Basic: No</text:span></text:p>
      <text:p text:style-name="P15"/>
      <text:p text:style-name="P16">Projects zero to 3 all use Basic comms</text:p>
      <text:p text:style-name="P17">Projects <text:span text:style-name="T17">4, 5, 6, 7, </text:span><text:s/>all use Basic comms</text:p>
      <text:p text:style-name="P18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13">8_Input_from_switches</text:span></text:p>
      <text:p text:style-name="P3"/>
      <text:p text:style-name="P4">1_String_from_IO<text:tab/><text:tab/><text:tab/><text:span text:style-name="T1">OK</text:span></text:p>
      <text:p text:style-name="P4">2_INT_from_IO<text:tab/><text:tab/><text:tab/><text:span text:style-name="T2">OK</text:span></text:p>
      <text:p text:style-name="P4">3_Square_roots<text:tab/><text:tab/><text:tab/><text:span text:style-name="T2">OK</text:span></text:p>
      <text:p text:style-name="P4">4_Fraction_to_decimal<text:tab/><text:tab/><text:span text:style-name="T3">OK</text:span></text:p>
      <text:p text:style-name="P4">5_Calculator<text:tab/><text:tab/><text:tab/><text:tab/><text:span text:style-name="T4">OK</text:span></text:p>
      <text:p text:style-name="P4"/>
      <text:p text:style-name="P5"><text:tab/>7_Timers<text:tab/><text:tab/><text:tab/><text:tab/><text:tab/><text:span text:style-name="T10">HEX</text:span></text:p>
      <text:p text:style-name="P5"><text:span text:style-name="T6"><text:tab/><text:tab/>1_String_only_clock<text:tab/><text:tab/><text:tab/></text:span><text:span text:style-name="T7">new</text:span></text:p>
      <text:p text:style-name="P5"><text:span text:style-name="T6"><text:tab/><text:tab/>2_calculator_based_clock<text:tab/><text:tab/></text:span><text:span text:style-name="T7">new</text:span></text:p>
      <text:p text:style-name="P5"><text:span text:style-name="T6"><text:tab/><text:tab/>3_min_OS_clock<text:tab/><text:tab/><text:tab/></text:span><text:span text:style-name="T7">new</text:span></text:p>
      <text:p text:style-name="P5"><text:span text:style-name="T6"><text:tab/><text:tab/>4_stand_alone_clock<text:tab/><text:tab/><text:tab/></text:span><text:span text:style-name="T7">new</text:span></text:p>
      <text:p text:style-name="P5"><text:span text:style-name="T6"><text:tab/><text:tab/>5_stopwatch<text:tab/><text:tab/><text:tab/><text:tab/></text:span><text:span text:style-name="T7">new</text:span></text:p>
      <text:p text:style-name="P8"/>
      <text:p text:style-name="P8"/>
      <text:p text:style-name="P6"><text:tab/>6_Prime_numbers</text:p>
      <text:p text:style-name="P5"><text:span text:style-name="T6"><text:tab/><text:tab/>A_Prime_numbers<text:tab/><text:tab/><text:tab/></text:span><text:span text:style-name="T8">new</text:span></text:p>
      <text:p text:style-name="P5"><text:span text:style-name="T6"><text:tab/><text:tab/>B_Prime_factors<text:tab/><text:tab/><text:tab/></text:span><text:span text:style-name="T8">new</text:span></text:p>
      <text:p text:style-name="P5"><text:span text:style-name="T6"><text:tab/><text:tab/>C_Prime_Num_array<text:tab/><text:tab/><text:tab/></text:span><text:span text:style-name="T8">new</text:span></text:p>
      <text:p text:style-name="P5"><text:span text:style-name="T6"><text:tab/><text:tab/>D_Prime_Factors_fast<text:tab/><text:tab/></text:span><text:span text:style-name="T8">new</text:span><text:span text:style-name="T6"><text:tab/></text:span></text:p>
      <text:p text:style-name="P5"><text:span text:style-name="T6"><text:tab/><text:tab/>E_Prime_numbers_extra<text:tab/><text:tab/></text:span><text:span text:style-name="T8">new</text:span></text:p>
      <text:p text:style-name="P7"/>
      <text:p text:style-name="P5"><text:span text:style-name="T6"><text:tab/></text:span>5_Interrupts_CP2102</text:p>
      <text:p text:style-name="P7"><text:tab/><text:tab/>1_Interrupt_basic</text:p>
      <text:p text:style-name="P7"><text:soft-page-break/><text:tab/><text:tab/><text:tab/><text:span text:style-name="T11">Ex_1<text:tab/><text:tab/><text:tab/><text:tab/>new</text:span></text:p>
      <text:p text:style-name="P7"><text:tab/><text:tab/><text:tab/><text:span text:style-name="T11">Ex_2<text:tab/><text:tab/><text:tab/><text:tab/>new</text:span></text:p>
      <text:p text:style-name="P7"><text:tab/><text:tab/><text:tab/><text:span text:style-name="T11">Ex_3<text:tab/><text:tab/><text:tab/><text:tab/>new</text:span></text:p>
      <text:p text:style-name="P7"><text:tab/><text:tab/><text:tab/><text:span text:style-name="T11">Ex_4<text:tab/><text:tab/><text:tab/><text:tab/>new</text:span></text:p>
      <text:p text:style-name="P7"><text:tab/><text:tab/><text:tab/><text:span text:style-name="T11">Ex_5<text:tab/><text:tab/><text:tab/><text:tab/>new</text:span></text:p>
      <text:p text:style-name="P7"><text:tab/><text:tab/><text:tab/><text:span text:style-name="T11">Ex_6<text:tab/><text:tab/><text:tab/><text:tab/>new</text:span></text:p>
      <text:p text:style-name="P7"><text:tab/><text:tab/>2_Pin_Change_Interrupt<text:tab/><text:tab/><text:span text:style-name="T12">new</text:span></text:p>
      <text:p text:style-name="P7"><text:tab/><text:tab/>3_reaction_time_tester<text:tab/><text:tab/><text:span text:style-name="T12">new</text:span></text:p>
      <text:p text:style-name="P7"><text:tab/><text:tab/>4_Rx_interrupts<text:tab/><text:tab/><text:tab/><text:span text:style-name="T12">new</text:span></text:p>
      <text:p text:style-name="P7"><text:tab/><text:tab/>5_File_download_with_interrupt<text:tab/><text:span text:style-name="T12">new</text:span></text:p>
      <text:p text:style-name="P7"><text:tab/><text:tab/>6_Roots_with_interrupt<text:tab/><text:tab/><text:span text:style-name="T12">new</text:span></text:p>
      <text:p text:style-name="P7"/>
      <text:p text:style-name="P7"/>
      <text:p text:style-name="P10"><text:tab/>4_Display_Driver_Basic_CP2102</text:p>
      <text:p text:style-name="P9"><text:tab/><text:tab/>1_Segment_driver<text:tab/><text:tab/><text:tab/><text:span text:style-name="T15">nc</text:span></text:p>
      <text:p text:style-name="P9"><text:tab/><text:tab/><text:span text:style-name="T14">2</text:span>_Segment_driver<text:tab/><text:tab/><text:tab/><text:span text:style-name="T15">new</text:span></text:p>
      <text:p text:style-name="P9"><text:tab/><text:tab/>3_Numerical_entry<text:tab/><text:tab/><text:tab/><text:span text:style-name="T15">nc</text:span></text:p>
      <text:p text:style-name="P9"><text:tab/><text:tab/>4_Num_from_KBD<text:tab/><text:tab/><text:tab/><text:span text:style-name="T15">nc</text:span></text:p>
      <text:p text:style-name="P9"><text:tab/><text:tab/>5_Moving_display<text:tab/><text:tab/><text:tab/><text:span text:style-name="T15">new</text:span></text:p>
      <text:p text:style-name="P9"><text:tab/><text:tab/>6_Random_num_display<text:tab/><text:tab/><text:span text:style-name="T15">nc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6-30T20:49:02.989000000</dc:date>
    <meta:editing-duration>PT8H6M50S</meta:editing-duration>
    <meta:editing-cycles>21</meta:editing-cycles>
    <meta:document-statistic meta:table-count="0" meta:image-count="0" meta:object-count="0" meta:page-count="2" meta:paragraph-count="56" meta:word-count="163" meta:character-count="1576" meta:non-whitespace-character-count="1299"/>
  </office:meta>
</office:document-meta>
</file>